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6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899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45">
            <text:p>44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1.5-m log on vegetated surface above storm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2500000000000004">
            <text:p>0.425</text:p>
          </table:table-cell>
          <table:table-cell table:style-name="ACE-1" office:value-type="float" office:value="3.0002083261000396">
            <text:p>3.00021</text:p>
          </table:table-cell>
          <table:table-cell table:style-name="ACE-1" office:value-type="float" office:value="3.0002083261000396">
            <text:p>3.0002083</text:p>
          </table:table-cell>
          <table:table-cell table:style-name="ACE-1" office:value-type="string">
            <text:p>FormanEtal1999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8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1380">
            <text:p>138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Wave abraded 1-m long log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95">
            <text:p>1.95</text:p>
          </table:table-cell>
          <table:table-cell table:style-name="ACE-1" office:value-type="float" office:value="2.9189039038652851">
            <text:p>2.9189</text:p>
          </table:table-cell>
          <table:table-cell table:style-name="ACE-1" office:value-type="float" office:value="2.9189039038652851">
            <text:p>2.9189039</text:p>
          </table:table-cell>
          <table:table-cell table:style-name="ACE-1" office:value-type="string">
            <text:p>FormanEtal1999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898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1510">
            <text:p>151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.5-m long log behind raised beach berm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9500000000000002">
            <text:p>3.9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7G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2165">
            <text:p>2165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Whale vertebrae buried in beach grave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500000000000002">
            <text:p>3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7A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Whale vertebrae buried in beach gravels (apatite 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500000000000002">
            <text:p>3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20A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3105">
            <text:p>3105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Walrus jaw bone on raised beach (apatite exctract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500000000000002">
            <text:p>6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9G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065">
            <text:p>406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Whalebone partially buried in beach grave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500000000000002">
            <text:p>7.45</text:p>
          </table:table-cell>
          <table:table-cell table:style-name="ACE-1" office:value-type="float" office:value="2.9189039038652851">
            <text:p>2.9189</text:p>
          </table:table-cell>
          <table:table-cell table:style-name="ACE-1" office:value-type="float" office:value="2.9189039038652851">
            <text:p>2.9189039</text:p>
          </table:table-cell>
          <table:table-cell table:style-name="ACE-1" office:value-type="string">
            <text:p>FormanEtal1999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9A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190">
            <text:p>4190</text:p>
          </table:table-cell>
          <table:table-cell table:style-name="ACE-1" office:value-type="float" office:value="170">
            <text:p>170</text:p>
          </table:table-cell>
          <table:table-cell table:style-name="ACE-1" office:value-type="string">
            <text:p>Whalebone partially buried in beach gravels (apati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500000000000002">
            <text:p>7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20G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215">
            <text:p>421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Walrus jaw bone o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500000000000002">
            <text:p>6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0</text:p>
          </table:table-cell>
          <table:table-cell table:style-name="ACE-1" office:value-type="float" office:value="75.560000000000002">
            <text:p>75.56</text:p>
          </table:table-cell>
          <table:table-cell table:style-name="ACE-1" office:value-type="float" office:value="58.240000000000002">
            <text:p>58.24</text:p>
          </table:table-cell>
          <table:table-cell table:style-name="ACE-1" office:value-type="float" office:value="805">
            <text:p>80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5-m log on partial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25">
            <text:p>1.425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1A</text:p>
          </table:table-cell>
          <table:table-cell table:style-name="ACE-1" office:value-type="float" office:value="75.560000000000002">
            <text:p>75.56</text:p>
          </table:table-cell>
          <table:table-cell table:style-name="ACE-1" office:value-type="float" office:value="58.240000000000002">
            <text:p>58.24</text:p>
          </table:table-cell>
          <table:table-cell table:style-name="ACE-1" office:value-type="float" office:value="4765">
            <text:p>4765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Whale vertebrae buried in beach gravels (apatite exctract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249999999999998">
            <text:p>6.425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1G</text:p>
          </table:table-cell>
          <table:table-cell table:style-name="ACE-1" office:value-type="float" office:value="75.560000000000002">
            <text:p>75.56</text:p>
          </table:table-cell>
          <table:table-cell table:style-name="ACE-1" office:value-type="float" office:value="58.240000000000002">
            <text:p>58.24</text:p>
          </table:table-cell>
          <table:table-cell table:style-name="ACE-1" office:value-type="float" office:value="4865">
            <text:p>486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hale vertebrae buried in beach grave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500000000000002">
            <text:p>6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Severny_Island_West-1</text:p>
          </table:table-cell>
          <table:table-cell table:style-name="ACE-1" office:value-type="float" office:value="76.189999999999998">
            <text:p>76.19</text:p>
          </table:table-cell>
          <table:table-cell table:style-name="ACE-1" office:value-type="float" office:value="62.590000000000003">
            <text:p>62.59</text:p>
          </table:table-cell>
          <table:table-cell table:style-name="ACE-1" office:value-type="float" office:value="23100">
            <text:p>23100</text:p>
          </table:table-cell>
          <table:table-cell table:style-name="ACE-1" office:value-type="float" office:value="1300">
            <text:p>13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9">
            <text:p>39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4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175">
            <text:p>17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ecayed 7-m long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34999999999999987">
            <text:p>0.3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8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600">
            <text:p>60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Root of 4-m long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55000000000000004">
            <text:p>0.5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5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1535">
            <text:p>153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B3-m long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3499999999999999">
            <text:p>1.3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9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2890">
            <text:p>28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uried 3-m long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499999999999998">
            <text:p>2.0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6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3105">
            <text:p>310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Log 3-m lon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499999999999998">
            <text:p>2.0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2" office:value-type="string">
            <text:p>ZeebergEtal2001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7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4145">
            <text:p>414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B2-m long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9500000000000002">
            <text:p>4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0" table:number-rows-repeated="19">
          <table:table-cell table:number-columns-repeated="256" table:style-name="ACE-1"/>
        </table:table-row>
        <table:table-row table:style-name="AROW-3">
          <table:table-cell table:number-columns-repeated="256" table:style-name="ACE-1"/>
        </table:table-row>
        <table:table-row table:style-name="AROW-0" table:number-rows-repeated="137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7:3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